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94cm" fo:min-width="1.66cm"/>
    </style:style>
    <style:style style:name="gr2" style:family="graphic" style:parent-style-name="standard">
      <style:graphic-properties draw:textarea-horizontal-align="justify" draw:textarea-vertical-align="middle" draw:auto-grow-height="false" fo:min-height="0.549cm" fo:min-width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1.151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3.437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163cm" fo:min-width="4.0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7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3.437cm"/>
      <style:paragraph-properties style:writing-mode="lr-tb"/>
    </style:style>
    <style:style style:name="gr1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2.323cm" fo:min-width="5.627cm" draw:shadow-opacity="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565cm" fo:min-width="1.2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782cm" fo:min-width="4.453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766cm" fo:min-width="4.453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2.163cm" fo:min-width="2.16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417cm" fo:min-width="4.072cm"/>
      <style:paragraph-properties style:writing-mode="lr-tb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loext:graphic-properties draw:fill="none" draw:fill-color="#ffffff"/>
      <style:paragraph-properties style:writing-mode="lr-tb">
        <style:tab-stops/>
      </style:paragraph-properties>
      <style:text-properties fo:font-size="12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6" style:family="paragraph">
      <style:paragraph-properties fo:text-align="center" style:writing-mode="lr-tb"/>
      <style:text-properties fo:font-size="12pt" style:font-size-asian="18pt" style:font-size-complex="18pt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3.429cm" svg:x="8.747cm" svg:y="7.11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762cm" svg:height="0.799cm" svg:x="9.19cm" svg:y="8.37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9cm" svg:height="0.725cm" svg:x="8.62cm" svg:y="6.28cm">
          <draw:text-box>
            <text:p text:style-name="P2"><text:span text:style-name="T1">MongoDB</text:span></text:p>
          </draw:text-box>
        </draw:frame>
        <draw:custom-shape draw:style-name="gr4" draw:text-style-name="P1" xml:id="id12" draw:id="id12" draw:layer="layout" svg:width="1.651cm" svg:height="1.524cm" svg:x="14.742cm" svg:y="2.32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004cm" svg:y1="2.701cm" svg:x2="16.139cm" svg:y2="2.701cm">
          <text:p/>
        </draw:line>
        <draw:frame draw:style-name="gr6" draw:text-style-name="P5" draw:layer="layout" svg:width="1.869cm" svg:height="0.725cm" svg:x="14.589cm" svg:y="1.598cm">
          <draw:text-box>
            <text:p><text:span text:style-name="T1">players</text:span></text:p>
          </draw:text-box>
        </draw:frame>
        <draw:custom-shape draw:style-name="gr7" draw:text-style-name="P6" draw:layer="layout" svg:width="3.937cm" svg:height="1.016cm" svg:x="23.479cm" svg:y="3.085cm">
          <text:p text:style-name="P6"><text:span text:style-name="T1">player care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937cm" svg:height="1.016cm" svg:x="23.479cm" svg:y="5.117cm">
          <text:p text:style-name="P6"><text:span text:style-name="T1">top player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3.937cm" svg:height="1.016cm" svg:x="23.479cm" svg:y="13.245cm">
          <text:p text:style-name="P6"><text:span text:style-name="T1">contact u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937cm" svg:height="1.016cm" svg:x="23.479cm" svg:y="11.213cm">
          <text:p text:style-name="P6"><text:span text:style-name="T1">percentile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937cm" svg:height="1.016cm" svg:x="23.479cm" svg:y="9.181cm">
          <text:p text:style-name="P6"><text:span text:style-name="T1">team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937cm" svg:height="1.016cm" svg:x="23.479cm" svg:y="7.149cm">
          <text:p text:style-name="P6"><text:span text:style-name="T1">compare players</text:span></text:p>
          <draw:enhanced-geometry svg:viewBox="0 0 21600 21600" draw:type="rectangle" draw:enhanced-path="M 0 0 L 21600 0 21600 21600 0 21600 0 0 Z N"/>
        </draw:custom-shape>
        <draw:line draw:style-name="gr8" draw:text-style-name="P4" xml:id="id29" draw:id="id29" draw:layer="layout" svg:x1="13.345cm" svg:y1="3.085cm" svg:x2="14.742cm" svg:y2="3.085cm">
          <text:p/>
        </draw:line>
        <draw:line draw:style-name="gr5" draw:text-style-name="P4" draw:layer="layout" svg:x1="14.996cm" svg:y1="3.085cm" svg:x2="16.131cm" svg:y2="3.085cm">
          <text:p/>
        </draw:line>
        <draw:line draw:style-name="gr5" draw:text-style-name="P4" draw:layer="layout" svg:x1="15.004cm" svg:y1="3.466cm" svg:x2="16.139cm" svg:y2="3.466cm">
          <text:p/>
        </draw:line>
        <draw:custom-shape draw:style-name="gr4" draw:text-style-name="P1" xml:id="id14" draw:id="id14" draw:layer="layout" svg:width="1.651cm" svg:height="1.524cm" svg:x="14.742cm" svg:y="6.1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004cm" svg:y1="6.511cm" svg:x2="16.139cm" svg:y2="6.511cm">
          <text:p/>
        </draw:line>
        <draw:frame draw:style-name="gr9" draw:text-style-name="P5" draw:layer="layout" svg:width="1.399cm" svg:height="0.725cm" svg:x="14.836cm" svg:y="5.396cm">
          <draw:text-box>
            <text:p><text:span text:style-name="T1">stats</text:span></text:p>
          </draw:text-box>
        </draw:frame>
        <draw:line draw:style-name="gr8" draw:text-style-name="P4" xml:id="id31" draw:id="id31" draw:layer="layout" svg:x1="13.345cm" svg:y1="6.895cm" svg:x2="14.742cm" svg:y2="6.895cm">
          <text:p/>
        </draw:line>
        <draw:line draw:style-name="gr5" draw:text-style-name="P4" draw:layer="layout" svg:x1="14.996cm" svg:y1="6.895cm" svg:x2="16.131cm" svg:y2="6.895cm">
          <text:p/>
        </draw:line>
        <draw:line draw:style-name="gr5" draw:text-style-name="P4" draw:layer="layout" svg:x1="15.004cm" svg:y1="7.276cm" svg:x2="16.139cm" svg:y2="7.276cm">
          <text:p/>
        </draw:line>
        <draw:custom-shape draw:style-name="gr4" draw:text-style-name="P1" xml:id="id18" draw:id="id18" draw:layer="layout" svg:width="1.651cm" svg:height="1.524cm" svg:x="14.742cm" svg:y="9.90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004cm" svg:y1="10.284cm" svg:x2="16.139cm" svg:y2="10.284cm">
          <text:p/>
        </draw:line>
        <draw:frame draw:style-name="gr10" draw:text-style-name="P5" draw:layer="layout" svg:width="2.572cm" svg:height="0.725cm" svg:x="14.303cm" svg:y="9.181cm">
          <draw:text-box>
            <text:p><text:span text:style-name="T1">summaries</text:span></text:p>
          </draw:text-box>
        </draw:frame>
        <draw:line draw:style-name="gr8" draw:text-style-name="P4" xml:id="id33" draw:id="id33" draw:layer="layout" svg:x1="13.345cm" svg:y1="10.668cm" svg:x2="14.742cm" svg:y2="10.668cm">
          <text:p/>
        </draw:line>
        <draw:line draw:style-name="gr5" draw:text-style-name="P4" draw:layer="layout" svg:x1="14.996cm" svg:y1="10.668cm" svg:x2="16.131cm" svg:y2="10.668cm">
          <text:p/>
        </draw:line>
        <draw:line draw:style-name="gr5" draw:text-style-name="P4" draw:layer="layout" svg:x1="15.004cm" svg:y1="11.049cm" svg:x2="16.139cm" svg:y2="11.049cm">
          <text:p/>
        </draw:line>
        <draw:custom-shape draw:style-name="gr4" draw:text-style-name="P1" xml:id="id16" draw:id="id16" draw:layer="layout" svg:width="1.651cm" svg:height="1.524cm" svg:x="14.742cm" svg:y="13.71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004cm" svg:y1="14.094cm" svg:x2="16.139cm" svg:y2="14.094cm">
          <text:p/>
        </draw:line>
        <draw:frame draw:style-name="gr11" draw:text-style-name="P5" draw:layer="layout" svg:width="1.658cm" svg:height="0.725cm" svg:x="14.716cm" svg:y="12.991cm">
          <draw:text-box>
            <text:p><text:span text:style-name="T1">teams</text:span></text:p>
          </draw:text-box>
        </draw:frame>
        <draw:line draw:style-name="gr8" draw:text-style-name="P4" xml:id="id35" draw:id="id35" draw:layer="layout" svg:x1="13.345cm" svg:y1="14.478cm" svg:x2="14.742cm" svg:y2="14.478cm">
          <text:p/>
        </draw:line>
        <draw:line draw:style-name="gr5" draw:text-style-name="P4" draw:layer="layout" svg:x1="14.996cm" svg:y1="14.478cm" svg:x2="16.131cm" svg:y2="14.478cm">
          <text:p/>
        </draw:line>
        <draw:line draw:style-name="gr5" draw:text-style-name="P4" draw:layer="layout" svg:x1="15.004cm" svg:y1="14.859cm" svg:x2="16.139cm" svg:y2="14.859cm">
          <text:p/>
        </draw:line>
        <draw:line draw:style-name="gr8" draw:text-style-name="P4" xml:id="id15" draw:id="id15" draw:layer="layout" svg:x1="22.082cm" svg:y1="3.63cm" svg:x2="23.479cm" svg:y2="3.63cm">
          <text:p/>
        </draw:line>
        <draw:line draw:style-name="gr8" draw:text-style-name="P4" xml:id="id23" draw:id="id23" draw:layer="layout" svg:x1="22.082cm" svg:y1="5.625cm" svg:x2="23.479cm" svg:y2="5.625cm">
          <text:p/>
        </draw:line>
        <draw:line draw:style-name="gr8" draw:text-style-name="P4" xml:id="id19" draw:id="id19" draw:layer="layout" svg:x1="22.082cm" svg:y1="7.657cm" svg:x2="23.479cm" svg:y2="7.657cm">
          <text:p/>
        </draw:line>
        <draw:line draw:style-name="gr8" draw:text-style-name="P4" xml:id="id21" draw:id="id21" draw:layer="layout" svg:x1="22.082cm" svg:y1="9.509cm" svg:x2="23.479cm" svg:y2="9.509cm">
          <text:p/>
        </draw:line>
        <draw:line draw:style-name="gr8" draw:text-style-name="P4" xml:id="id25" draw:id="id25" draw:layer="layout" svg:x1="22.082cm" svg:y1="11.721cm" svg:x2="23.479cm" svg:y2="11.721cm">
          <text:p/>
        </draw:line>
        <draw:custom-shape draw:style-name="gr2" draw:text-style-name="P1" draw:layer="layout" svg:width="0.762cm" svg:height="0.799cm" svg:x="9.444cm" svg:y="8.6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99cm" svg:x="9.698cm" svg:y="8.8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572cm" svg:height="2.413cm" svg:x="1.762cm" svg:y="7.69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3.876cm" svg:height="0.725cm" svg:x="2.077cm" svg:y="9.001cm">
          <draw:text-box>
            <text:p><text:span text:style-name="T1">www.balldontlie.io</text:span></text:p>
          </draw:text-box>
        </draw:frame>
        <draw:custom-shape draw:style-name="gr12" draw:text-style-name="P6" draw:layer="layout" svg:width="4.572cm" svg:height="2.413cm" svg:x="1.762cm" svg:y="11.758cm">
          <text:p text:style-name="P6"><text:span text:style-name="T1">Once a day check </text:span></text:p>
          <text:p text:style-name="P6"><text:span text:style-name="T1">if new data exists in</text:span></text:p>
          <text:p text:style-name="P6"><text:span text:style-name="T1">the API using</text:span></text:p>
          <text:p text:style-name="P6"><text:span text:style-name="T1">Github Actions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.921cm" svg:y1="11.758cm" svg:x2="3.921cm" svg:y2="10.107cm">
          <text:p/>
        </draw:line>
        <draw:line draw:style-name="gr8" draw:text-style-name="P4" draw:layer="layout" svg:x1="4.556cm" svg:y1="10.107cm" svg:x2="4.556cm" svg:y2="11.758cm">
          <text:p/>
        </draw:line>
        <draw:custom-shape draw:style-name="gr12" draw:text-style-name="P6" xml:id="id8" draw:id="id8" draw:layer="layout" svg:width="4.572cm" svg:height="2.413cm" svg:x="1.762cm" svg:y="3.63cm">
          <text:p text:style-name="P6"><text:span text:style-name="T1">Get all data from </text:span></text:p>
          <text:p text:style-name="P6"><text:span text:style-name="T1">the API and transfer</text:span></text:p>
          <text:p text:style-name="P6"><text:span text:style-name="T1">it to the database.</text:span></text:p>
          <text:p text:style-name="P6"><text:span text:style-name="T1">Done once.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.921cm" svg:y1="7.694cm" svg:x2="3.921cm" svg:y2="6.043cm">
          <text:p/>
        </draw:line>
        <draw:line draw:style-name="gr8" draw:text-style-name="P4" draw:layer="layout" svg:x1="4.556cm" svg:y1="6.043cm" svg:x2="4.556cm" svg:y2="7.694cm">
          <text:p/>
        </draw:line>
        <draw:custom-shape draw:style-name="gr14" draw:text-style-name="P6" xml:id="id2" draw:id="id2" draw:layer="layout" svg:width="3.937cm" svg:height="1.27cm" svg:x="23.479cm" svg:y="16.584cm">
          <text:p text:style-name="P6"><text:span text:style-name="T1"/></text:p>
          <text:p text:style-name="P6"><text:span text:style-name="T1">message to</text:span></text:p>
          <text:p text:style-name="P6"><text:span text:style-name="T1">developer’s email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25.447cm" svg:y1="14.261cm" svg:x2="25.447cm" svg:y2="16.584cm" draw:start-shape="id1" draw:start-glue-point="2" draw:end-shape="id2" draw:end-glue-point="0" svg:d="M25447 14261v2323" svg:viewBox="0 0 1 2324">
          <text:p/>
        </draw:connector>
        <draw:custom-shape draw:style-name="gr15" draw:text-style-name="P7" draw:layer="layout" svg:width="6.127cm" svg:height="12.573cm" svg:x="22.305cm" svg:y="2.441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.662cm" svg:height="0.725cm" svg:x="24.368cm" svg:y="1.725cm">
          <draw:text-box>
            <text:p><text:span text:style-name="T1">pages</text:span></text:p>
          </draw:text-box>
        </draw:frame>
        <draw:custom-shape draw:style-name="gr17" draw:text-style-name="P6" draw:layer="layout" svg:width="1.777cm" svg:height="1.815cm" draw:transform="rotate (0.785398163397448) translate (2.778cm 17.192cm)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2.534cm" svg:height="0.725cm" svg:x="2.778cm" svg:y="16.785cm">
          <draw:text-box>
            <text:p text:style-name="P8"><text:span text:style-name="T1">New data?</text:span></text:p>
          </draw:text-box>
        </draw:frame>
        <draw:frame draw:style-name="gr19" draw:text-style-name="P9" draw:layer="layout" svg:width="1.162cm" svg:height="0.725cm" svg:x="5.191cm" svg:y="16.203cm">
          <draw:text-box>
            <text:p text:style-name="P8"><text:span text:style-name="T1">yes</text:span></text:p>
          </draw:text-box>
        </draw:frame>
        <draw:frame draw:style-name="gr20" draw:text-style-name="P9" draw:layer="layout" svg:width="0.976cm" svg:height="0.725cm" svg:x="3.032cm" svg:y="18.235cm">
          <draw:text-box>
            <text:p text:style-name="P8"><text:span text:style-name="T1">no</text:span></text:p>
          </draw:text-box>
        </draw:frame>
        <draw:line draw:style-name="gr8" draw:text-style-name="P4" draw:layer="layout" svg:x1="4.048cm" svg:y1="15.06cm" svg:x2="4.048cm" svg:y2="15.949cm">
          <text:p/>
        </draw:line>
        <draw:line draw:style-name="gr5" draw:text-style-name="P4" draw:layer="layout" svg:x1="4.048cm" svg:y1="14.171cm" svg:x2="4.048cm" svg:y2="15.06cm">
          <text:p/>
        </draw:line>
        <draw:custom-shape draw:style-name="gr21" draw:text-style-name="P10" xml:id="id7" draw:id="id7" draw:layer="layout" svg:width="4.953cm" svg:height="2.032cm" svg:x="12.929cm" svg:y="15.726cm">
          <text:p text:style-name="P10"><text:span text:style-name="T1">“</text:span><text:span text:style-name="T1">Database updated” or</text:span></text:p>
          <text:p text:style-name="P10"><text:span text:style-name="T1">“</text:span><text:span text:style-name="T1">Error updating</text:span></text:p>
          <text:p text:style-name="P10"><text:span text:style-name="T1">database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4" draw:id="id4" draw:layer="layout" svg:width="4.953cm" svg:height="1.016cm" svg:x="12.938cm" svg:y="18.526cm">
          <text:p text:style-name="P10"><text:span text:style-name="T1">“</text:span><text:span text:style-name="T1">No new data”</text:span></text:p>
          <draw:enhanced-geometry svg:viewBox="0 0 21600 21600" draw:type="rectangle" draw:enhanced-path="M 0 0 L 21600 0 21600 21600 0 21600 0 0 Z N"/>
        </draw:custom-shape>
        <draw:line draw:style-name="gr5" draw:text-style-name="P4" xml:id="id3" draw:id="id3" draw:layer="layout" svg:x1="4.048cm" svg:y1="18.489cm" svg:x2="4.048cm" svg:y2="18.997cm">
          <text:p/>
        </draw:line>
        <draw:line draw:style-name="gr8" draw:text-style-name="P4" xml:id="id36" draw:id="id36" draw:layer="layout" svg:x1="22.336cm" svg:y1="16.965cm" svg:x2="23.479cm" svg:y2="16.965cm">
          <text:p/>
        </draw:line>
        <draw:custom-shape draw:style-name="gr23" draw:text-style-name="P10" xml:id="id6" draw:id="id6" draw:layer="layout" svg:width="2.667cm" svg:height="2.413cm" svg:x="7.223cm" svg:y="11.758cm">
          <text:p text:style-name="P10"><text:span text:style-name="T1">Update</text:span></text:p>
          <text:p text:style-name="P10"><text:span text:style-name="T1">database</text:span></text:p>
          <text:p text:style-name="P10"><text:span text:style-name="T1">‘</text:span><text:span text:style-name="T1">stats’ tabl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318cm" svg:y1="17.219cm" svg:x2="8.62cm" svg:y2="17.219cm">
          <text:p/>
        </draw:line>
        <draw:line draw:style-name="gr8" draw:text-style-name="P4" draw:layer="layout" svg:x1="8.62cm" svg:y1="17.219cm" svg:x2="8.62cm" svg:y2="14.171cm">
          <text:p/>
        </draw:line>
        <draw:connector draw:style-name="gr8" draw:text-style-name="P4" draw:layer="layout" draw:type="curve" svg:x1="4.048cm" svg:y1="18.997cm" svg:x2="12.938cm" svg:y2="19.034cm" draw:start-shape="id3" draw:start-glue-point="2" draw:end-shape="id4" draw:end-glue-point="3" svg:d="M4048 18997c6667 0 2223 37 8890 37" svg:viewBox="0 0 8891 38">
          <text:p/>
        </draw:connector>
        <draw:custom-shape draw:style-name="gr24" draw:text-style-name="P6" xml:id="id5" draw:id="id5" draw:layer="layout" svg:width="4.572cm" svg:height="2.667cm" svg:x="7.096cm" svg:y="2.106cm">
          <text:p text:style-name="P6"><text:span text:style-name="T1"/></text:p>
          <text:p text:style-name="P6"><text:span text:style-name="T1">GET request to</text:span></text:p>
          <text:p text:style-name="P6"><text:span text:style-name="T1">an URL that handles</text:span></text:p>
          <text:p text:style-name="P6"><text:span text:style-name="T1">‘</text:span><text:span text:style-name="T1">summaries’ table</text:span></text:p>
          <text:p text:style-name="P6"><text:span text:style-name="T1">updating.</text:span></text:p>
          <text:p text:style-name="P6"><text:span text:style-name="T1">Done manually.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line-skew="-0.635cm" svg:x1="17.002cm" svg:y1="5.154cm" svg:x2="11.668cm" svg:y2="3.439cm" draw:end-shape="id5" draw:end-glue-point="1" svg:d="M17002 5154h-3051v-1715h-2283" svg:viewBox="0 0 5335 1716">
          <text:p/>
        </draw:connector>
        <draw:connector draw:style-name="gr8" draw:text-style-name="P4" draw:layer="layout" svg:x1="9.89cm" svg:y1="12.964cm" svg:x2="12.929cm" svg:y2="16.742cm" draw:start-shape="id6" draw:start-glue-point="1" draw:end-shape="id7" draw:end-glue-point="3" svg:d="M9890 12964h1519v3778h1520" svg:viewBox="0 0 3040 3779">
          <text:p/>
        </draw:connector>
        <draw:line draw:style-name="gr8" draw:text-style-name="P4" xml:id="id10" draw:id="id10" draw:layer="layout" svg:x1="7.985cm" svg:y1="8.366cm" svg:x2="8.747cm" svg:y2="8.366cm">
          <text:p/>
        </draw:line>
        <draw:connector draw:style-name="gr25" draw:text-style-name="P1" draw:layer="layout" draw:line-skew="-0.318cm" svg:x1="6.334cm" svg:y1="4.836cm" svg:x2="7.985cm" svg:y2="9.001cm" draw:start-shape="id8" draw:start-glue-point="1" draw:end-shape="id9" draw:end-glue-point="3" svg:d="M6334 4836h508v4165h1143" svg:viewBox="0 0 1652 4166">
          <text:p/>
        </draw:connector>
        <draw:connector draw:style-name="gr25" draw:text-style-name="P1" draw:layer="layout" draw:line-skew="-0.878cm" svg:x1="9.382cm" svg:y1="4.773cm" svg:x2="7.985cm" svg:y2="8.366cm" draw:start-shape="id5" draw:start-glue-point="2" draw:end-shape="id10" draw:end-glue-point="3" svg:d="M9382 4773v844h-1397v2749" svg:viewBox="0 0 1398 3594">
          <text:p/>
        </draw:connector>
        <draw:connector draw:style-name="gr25" draw:text-style-name="P1" draw:layer="layout" svg:x1="8.556cm" svg:y1="11.758cm" svg:x2="7.985cm" svg:y2="9.636cm" draw:start-shape="id6" draw:start-glue-point="0" draw:end-shape="id11" draw:end-glue-point="3" svg:d="M8556 11758v-987h-571v-1135" svg:viewBox="0 0 572 2123">
          <text:p/>
        </draw:connector>
        <draw:line draw:style-name="gr5" draw:text-style-name="P4" draw:layer="layout" svg:x1="17.002cm" svg:y1="5.154cm" svg:x2="17.002cm" svg:y2="6.424cm">
          <text:p/>
        </draw:line>
        <draw:line draw:style-name="gr8" draw:text-style-name="P4" xml:id="id13" draw:id="id13" draw:layer="layout" svg:x1="22.082cm" svg:y1="3.249cm" svg:x2="23.479cm" svg:y2="3.249cm">
          <text:p/>
        </draw:line>
        <draw:line draw:style-name="gr8" draw:text-style-name="P4" xml:id="id27" draw:id="id27" draw:layer="layout" svg:x1="21.066cm" svg:y1="4.011cm" svg:x2="23.479cm" svg:y2="4.011cm">
          <text:p/>
        </draw:line>
        <draw:connector draw:style-name="gr25" draw:text-style-name="P1" draw:layer="layout" svg:x1="16.393cm" svg:y1="3.085cm" svg:x2="22.082cm" svg:y2="3.249cm" draw:start-shape="id12" draw:start-glue-point="1" draw:end-shape="id13" draw:end-glue-point="3" svg:d="M16393 3085h2844v164h2845" svg:viewBox="0 0 5690 165">
          <text:p/>
        </draw:connector>
        <draw:connector draw:style-name="gr25" draw:text-style-name="P1" draw:layer="layout" svg:x1="16.393cm" svg:y1="6.895cm" svg:x2="22.082cm" svg:y2="3.63cm" draw:start-shape="id14" draw:start-glue-point="1" draw:end-shape="id15" draw:end-glue-point="3" svg:d="M16393 6895h2844v-3265h2845" svg:viewBox="0 0 5690 3266">
          <text:p/>
        </draw:connector>
        <draw:connector draw:style-name="gr25" draw:text-style-name="P1" draw:layer="layout" draw:line-skew="2.337cm" svg:x1="16.393cm" svg:y1="14.478cm" svg:x2="22.082cm" svg:y2="9.89cm" draw:start-shape="id16" draw:start-glue-point="1" draw:end-shape="id17" draw:end-glue-point="3" svg:d="M16393 14478h5181v-4588h508" svg:viewBox="0 0 5690 4589">
          <text:p/>
        </draw:connector>
        <draw:connector draw:style-name="gr25" draw:text-style-name="P1" draw:layer="layout" svg:x1="16.393cm" svg:y1="10.668cm" svg:x2="22.082cm" svg:y2="7.657cm" draw:start-shape="id18" draw:start-glue-point="1" draw:end-shape="id19" draw:end-glue-point="3" svg:d="M16393 10668h2844v-3011h2845" svg:viewBox="0 0 5690 3012">
          <text:p/>
        </draw:connector>
        <draw:line draw:style-name="gr5" draw:text-style-name="P4" draw:layer="layout" svg:x1="16.367cm" svg:y1="6.932cm" svg:x2="17.002cm" svg:y2="7.44cm">
          <text:p/>
        </draw:line>
        <draw:line draw:style-name="gr5" draw:text-style-name="P4" xml:id="id20" draw:id="id20" draw:layer="layout" svg:x1="17.002cm" svg:y1="7.44cm" svg:x2="17.002cm" svg:y2="8.71cm">
          <text:p/>
        </draw:line>
        <draw:connector draw:style-name="gr25" draw:text-style-name="P1" draw:layer="layout" draw:line-skew="0.508cm" svg:x1="17.002cm" svg:y1="8.71cm" svg:x2="22.082cm" svg:y2="9.509cm" draw:start-shape="id20" draw:start-glue-point="2" draw:end-shape="id21" draw:end-glue-point="3" svg:d="M17002 8710h3048v799h2032" svg:viewBox="0 0 5081 800">
          <text:p/>
        </draw:connector>
        <draw:line draw:style-name="gr5" draw:text-style-name="P4" draw:layer="layout" svg:x1="16.368cm" svg:y1="6.932cm" svg:x2="17.003cm" svg:y2="6.424cm">
          <text:p/>
        </draw:line>
        <draw:line draw:style-name="gr5" draw:text-style-name="P4" draw:layer="layout" svg:x1="16.367cm" svg:y1="10.615cm" svg:x2="17.002cm" svg:y2="10.107cm">
          <text:p/>
        </draw:line>
        <draw:line draw:style-name="gr5" draw:text-style-name="P4" draw:layer="layout" svg:x1="16.367cm" svg:y1="10.742cm" svg:x2="17.002cm" svg:y2="11.25cm">
          <text:p/>
        </draw:line>
        <draw:line draw:style-name="gr5" draw:text-style-name="P4" xml:id="id22" draw:id="id22" draw:layer="layout" svg:x1="17.002cm" svg:y1="10.107cm" svg:x2="17.637cm" svg:y2="10.107cm">
          <text:p/>
        </draw:line>
        <draw:line draw:style-name="gr5" draw:text-style-name="P4" xml:id="id24" draw:id="id24" draw:layer="layout" svg:x1="17.002cm" svg:y1="11.25cm" svg:x2="17.637cm" svg:y2="11.25cm">
          <text:p/>
        </draw:line>
        <draw:connector draw:style-name="gr25" draw:text-style-name="P1" draw:layer="layout" draw:line-skew="-1.715cm" svg:x1="17.319cm" svg:y1="10.107cm" svg:x2="22.082cm" svg:y2="5.625cm" draw:start-shape="id22" draw:start-glue-point="0" draw:end-shape="id23" draw:end-glue-point="3" svg:d="M17319 10107h826v-4482h3937" svg:viewBox="0 0 4764 4483">
          <text:p/>
        </draw:connector>
        <draw:connector draw:style-name="gr25" draw:text-style-name="P1" draw:layer="layout" draw:line-skew="-1.08cm" svg:x1="17.319cm" svg:y1="11.25cm" svg:x2="22.082cm" svg:y2="11.721cm" draw:start-shape="id24" draw:start-glue-point="2" draw:end-shape="id25" draw:end-glue-point="3" svg:d="M17319 11250h1461v471h3302" svg:viewBox="0 0 4764 472">
          <text:p/>
        </draw:connector>
        <draw:line draw:style-name="gr5" draw:text-style-name="P4" draw:layer="layout" svg:x1="16.367cm" svg:y1="14.425cm" svg:x2="17.002cm" svg:y2="13.917cm">
          <text:p/>
        </draw:line>
        <draw:line draw:style-name="gr5" draw:text-style-name="P4" xml:id="id26" draw:id="id26" draw:layer="layout" svg:x1="17.891cm" svg:y1="13.917cm" svg:x2="17.002cm" svg:y2="13.917cm">
          <text:p/>
        </draw:line>
        <draw:line draw:style-name="gr8" draw:text-style-name="P4" xml:id="id17" draw:id="id17" draw:layer="layout" svg:x1="22.082cm" svg:y1="9.89cm" svg:x2="23.479cm" svg:y2="9.89cm">
          <text:p/>
        </draw:line>
        <draw:connector draw:style-name="gr25" draw:text-style-name="P1" draw:layer="layout" draw:line-skew="4.878cm" svg:x1="17.891cm" svg:y1="13.917cm" svg:x2="21.066cm" svg:y2="4.011cm" draw:start-shape="id26" draw:start-glue-point="1" draw:end-shape="id27" draw:end-glue-point="3" svg:d="M17891 13917h3175v-9906" svg:viewBox="0 0 3176 9907">
          <text:p/>
        </draw:connector>
        <draw:line draw:style-name="gr5" draw:text-style-name="P4" xml:id="id28" draw:id="id28" draw:layer="layout" svg:x1="10.906cm" svg:y1="8.202cm" svg:x2="11.541cm" svg:y2="8.202cm">
          <text:p/>
        </draw:line>
        <draw:line draw:style-name="gr5" draw:text-style-name="P4" xml:id="id30" draw:id="id30" draw:layer="layout" svg:x1="10.906cm" svg:y1="8.71cm" svg:x2="11.541cm" svg:y2="8.71cm">
          <text:p/>
        </draw:line>
        <draw:line draw:style-name="gr5" draw:text-style-name="P4" xml:id="id32" draw:id="id32" draw:layer="layout" svg:x1="10.906cm" svg:y1="9.218cm" svg:x2="11.541cm" svg:y2="9.218cm">
          <text:p/>
        </draw:line>
        <draw:line draw:style-name="gr5" draw:text-style-name="P4" xml:id="id34" draw:id="id34" draw:layer="layout" svg:x1="10.906cm" svg:y1="9.726cm" svg:x2="11.541cm" svg:y2="9.726cm">
          <text:p/>
        </draw:line>
        <draw:connector draw:style-name="gr25" draw:text-style-name="P1" draw:layer="layout" svg:x1="11.541cm" svg:y1="8.202cm" svg:x2="13.345cm" svg:y2="3.085cm" draw:start-shape="id28" draw:start-glue-point="1" draw:end-shape="id29" draw:end-glue-point="3" svg:d="M11541 8202v-2484h1804v-2633" svg:viewBox="0 0 1805 5118">
          <text:p/>
        </draw:connector>
        <draw:connector draw:style-name="gr25" draw:text-style-name="P1" draw:layer="layout" draw:line-skew="0.833cm" svg:x1="11.541cm" svg:y1="8.71cm" svg:x2="13.345cm" svg:y2="6.895cm" draw:start-shape="id30" draw:start-glue-point="1" draw:end-shape="id31" draw:end-glue-point="3" svg:d="M11541 8710h1804v-1815" svg:viewBox="0 0 1805 1816">
          <text:p/>
        </draw:connector>
        <draw:connector draw:style-name="gr25" draw:text-style-name="P1" draw:layer="layout" svg:x1="11.541cm" svg:y1="9.218cm" svg:x2="13.345cm" svg:y2="10.668cm" draw:start-shape="id32" draw:start-glue-point="1" draw:end-shape="id33" draw:end-glue-point="3" svg:d="M11541 9218h902v1450h902" svg:viewBox="0 0 1805 1451">
          <text:p/>
        </draw:connector>
        <draw:connector draw:style-name="gr25" draw:text-style-name="P1" draw:layer="layout" svg:x1="11.541cm" svg:y1="9.726cm" svg:x2="13.345cm" svg:y2="14.478cm" draw:start-shape="id34" draw:start-glue-point="1" draw:end-shape="id35" draw:end-glue-point="3" svg:d="M11541 9726v2302h1804v2450" svg:viewBox="0 0 1805 4753">
          <text:p/>
        </draw:connector>
        <draw:line draw:style-name="gr8" draw:text-style-name="P4" xml:id="id37" draw:id="id37" draw:layer="layout" svg:x1="22.336cm" svg:y1="17.6cm" svg:x2="23.479cm" svg:y2="17.6cm">
          <text:p/>
        </draw:line>
        <draw:connector draw:style-name="gr25" draw:text-style-name="P1" draw:layer="layout" svg:x1="17.882cm" svg:y1="16.742cm" svg:x2="22.336cm" svg:y2="16.965cm" draw:start-shape="id7" draw:start-glue-point="1" draw:end-shape="id36" draw:end-glue-point="3" svg:d="M17882 16742h2227v223h2227" svg:viewBox="0 0 4455 224">
          <text:p/>
        </draw:connector>
        <draw:connector draw:style-name="gr25" draw:text-style-name="P1" draw:layer="layout" svg:x1="17.891cm" svg:y1="19.034cm" svg:x2="22.336cm" svg:y2="17.6cm" draw:start-shape="id4" draw:start-glue-point="1" draw:end-shape="id37" draw:end-glue-point="3" svg:d="M17891 19034h2222v-1434h2223" svg:viewBox="0 0 4446 1435">
          <text:p/>
        </draw:connector>
        <draw:line draw:style-name="gr8" draw:text-style-name="P4" xml:id="id9" draw:id="id9" draw:layer="layout" svg:x1="7.985cm" svg:y1="9.001cm" svg:x2="8.747cm" svg:y2="9.001cm">
          <text:p/>
        </draw:line>
        <draw:line draw:style-name="gr8" draw:text-style-name="P4" xml:id="id11" draw:id="id11" draw:layer="layout" svg:x1="7.985cm" svg:y1="9.636cm" svg:x2="8.747cm" svg:y2="9.636cm">
          <text:p/>
        </draw:line>
        <draw:frame draw:style-name="gr26" draw:text-style-name="P5" draw:layer="layout" svg:width="1.188cm" svg:height="0.725cm" svg:x="3.368cm" svg:y="8.202cm">
          <draw:text-box>
            <text:p><text:span text:style-name="T1">API</text:span></text:p>
          </draw:text-box>
        </draw:frame>
        <draw:frame draw:style-name="gr27" draw:text-style-name="P9" draw:layer="layout" svg:width="4.867cm" svg:height="1.673cm" svg:x="1.467cm" svg:y="1.254cm">
          <draw:text-box>
            <text:p>bballchart.com</text:p>
            <text:p>project diagra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2:20:54.006031937</meta:creation-date>
    <dc:date>2021-04-29T15:05:15.133426744</dc:date>
    <meta:editing-duration>PT1H27M27S</meta:editing-duration>
    <meta:editing-cycles>26</meta:editing-cycles>
    <meta:generator>LibreOffice/6.4.7.2$Linux_X86_64 LibreOffice_project/40$Build-2</meta:generator>
    <meta:document-statistic meta:object-count="109"/>
  </office:meta>
</office:document-meta>
</file>